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officeooo:rsid="0011f3c9" officeooo:paragraph-rsid="0011f3c9"/>
    </style:style>
    <style:style style:name="P6" style:family="paragraph" style:parent-style-name="Text_20_body">
      <style:text-properties officeooo:rsid="0011f3c9" officeooo:paragraph-rsid="001b0654"/>
    </style:style>
    <style:style style:name="P7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8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9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0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1" style:family="paragraph" style:parent-style-name="Text_20_body">
      <style:text-properties officeooo:paragraph-rsid="002840f7"/>
    </style:style>
    <style:style style:name="P12" style:family="paragraph" style:parent-style-name="Text_20_body" style:list-style-name="L1">
      <style:text-properties style:font-name="Liberation Sans" officeooo:rsid="0013a552" officeooo:paragraph-rsid="0013a552"/>
    </style:style>
    <style:style style:name="P13" style:family="paragraph" style:parent-style-name="Text_20_body">
      <style:text-properties style:font-name="Liberation Sans" fo:font-style="italic" fo:font-weight="bold" officeooo:rsid="0033dd09" officeooo:paragraph-rsid="0033dd09" style:font-style-asian="italic" style:font-weight-asian="bold" style:font-style-complex="italic" style:font-weight-complex="bold"/>
    </style:style>
    <style:style style:name="P14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5" style:family="paragraph" style:parent-style-name="Text_20_body">
      <style:text-properties officeooo:rsid="002f3804" officeooo:paragraph-rsid="002f3804"/>
    </style:style>
    <style:style style:name="P16" style:family="paragraph" style:parent-style-name="Heading_20_1">
      <style:text-properties style:font-name="Liberation Sans" officeooo:paragraph-rsid="0033dd09"/>
    </style:style>
    <style:style style:name="P17" style:family="paragraph" style:parent-style-name="Heading_20_2">
      <style:text-properties officeooo:rsid="0011f3c9" officeooo:paragraph-rsid="0011f3c9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Nimbus Mono L" fo:font-weight="bold" officeooo:rsid="002f3804" style:font-weight-asian="bold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19f468" style:font-weight-asian="bold" style:font-weight-complex="bold"/>
    </style:style>
    <style:style style:name="T8" style:family="text">
      <style:text-properties style:font-name="Liberation Serif" fo:font-weight="bold" officeooo:rsid="0031ccc5" style:font-weight-asian="bold" style:font-weight-complex="bold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167fcd"/>
    </style:style>
    <style:style style:name="T11" style:family="text">
      <style:text-properties style:font-name="Liberation Sans" officeooo:rsid="0019f468"/>
    </style:style>
    <style:style style:name="T12" style:family="text">
      <style:text-properties style:font-name="Liberation Sans" officeooo:rsid="001ab2f9"/>
    </style:style>
    <style:style style:name="T13" style:family="text">
      <style:text-properties officeooo:rsid="001b0654"/>
    </style:style>
    <style:style style:name="T14" style:family="text">
      <style:text-properties style:font-name="Liberation Mono" fo:font-weight="bold" officeooo:rsid="001b0654" style:font-weight-asian="bold" style:font-weight-complex="bold"/>
    </style:style>
    <style:style style:name="T15" style:family="text">
      <style:text-properties style:font-name="Liberation Mono" fo:font-weight="bold" style:font-size-asian="10.5pt" style:font-weight-asian="bold" style:font-weight-complex="bold"/>
    </style:style>
    <style:style style:name="T16" style:family="text">
      <style:text-properties officeooo:rsid="001c1ae3"/>
    </style:style>
    <style:style style:name="T17" style:family="text">
      <style:text-properties style:font-name="Nimbus Sans L" fo:font-weight="normal" officeooo:rsid="001b0654" style:font-weight-asian="normal" style:font-weight-complex="normal"/>
    </style:style>
    <style:style style:name="T18" style:family="text">
      <style:text-properties style:font-name="Nimbus Sans L" fo:font-weight="normal" officeooo:rsid="00167fcd" style:font-weight-asian="normal" style:font-weight-complex="normal"/>
    </style:style>
    <style:style style:name="T19" style:family="text">
      <style:text-properties style:font-name="Nimbus Sans L" fo:font-weight="normal" officeooo:rsid="002840f7" style:font-weight-asian="normal" style:font-weight-complex="normal"/>
    </style:style>
    <style:style style:name="T20" style:family="text">
      <style:text-properties style:font-name="Nimbus Sans L" fo:font-weight="normal" officeooo:rsid="002f3804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cac32" style:font-style-asian="italic" style:font-style-complex="italic"/>
    </style:style>
    <style:style style:name="T23" style:family="text">
      <style:text-properties officeooo:rsid="0026fded"/>
    </style:style>
    <style:style style:name="T24" style:family="text">
      <style:text-properties officeooo:rsid="002ab93b"/>
    </style:style>
    <style:style style:name="T25" style:family="text">
      <style:text-properties officeooo:rsid="002b361e"/>
    </style:style>
    <style:style style:name="T26" style:family="text">
      <style:text-properties officeooo:rsid="002cb560"/>
    </style:style>
    <style:style style:name="T27" style:family="text">
      <style:text-properties officeooo:rsid="002dffe3"/>
    </style:style>
    <style:style style:name="T28" style:family="text">
      <style:text-properties officeooo:rsid="002eda7a"/>
    </style:style>
    <style:style style:name="T29" style:family="text">
      <style:text-properties officeooo:rsid="002f3804"/>
    </style:style>
    <style:style style:name="T30" style:family="text">
      <style:text-properties style:font-name="Liberation Mono" fo:font-weight="bold" style:font-weight-asian="bold" style:font-weight-complex="bold"/>
    </style:style>
    <style:style style:name="T31" style:family="text">
      <style:text-properties style:font-name="Liberation Mono" fo:font-weight="bold" officeooo:rsid="002f3804" style:font-weight-asian="bold" style:font-weight-complex="bold"/>
    </style:style>
    <style:style style:name="T32" style:family="text">
      <style:text-properties officeooo:rsid="00343c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p text:style-name="P13">[Hint: this is still work-in-progress and growing fast. Please be patient if it does not <text:span text:style-name="T32">immediately </text:span>work out of the box.]</text:p>
      <text:h text:style-name="P17" text:outline-level="2">WebExtensions and Zeroconf</text:h>
      <text:p text:style-name="P5">In <text:span text:style-name="T24">recent</text:span> Chrome and Firefox browsers (as well as in Safari and others) the Zeroconf discovery has been removed for security reasons. It seems <text:span text:style-name="T13">that </text:span>the only viable alternative is using WebExtensions and NativeMessaging. They work <text:span text:style-name="T25">almost identical</text:span> in both browsers, <text:span text:style-name="T13">with Chrome leading the way and Firefox following suit.</text:span></text:p>
      <text:p text:style-name="P6">NativeMessaging requires an independent host application. This application needs to be installed independently from the browser by means of the operating system. The browser will nevertheless invoke and terminate th<text:span text:style-name="T13">is</text:span> application <text:span text:style-name="T23">as needed</text:span>.</text:p>
      <text:h text:style-name="Heading_20_2" text:outline-level="2">Purpose of this repository</text:h>
      <text:p text:style-name="P2">This repository aims to provide various methods for getting back Zeroconf into the browser<text:span text:style-name="T26">(s)</text:span>. It contains both the standalone <text:span text:style-name="T3">host application </text:span>and the browser extension. The <text:span text:style-name="T27">initial</text:span> implementation features a host program written in C on Linux and an extension running under Firefox. Since it uses NativeMessaging, it needs Firefox Version 50.0 or newer, including Firefox Quantum.</text:p>
      <text:h text:style-name="Heading_20_2" text:outline-level="2"><text:span text:style-name="T16">The C</text:span> host application</text:h>
      <text:h text:style-name="Heading_20_3" text:outline-level="3">Installation</text:h>
      <text:p text:style-name="P3">As of today the host application has only been <text:span text:style-name="T28">implemented</text:span> in C. <text:span text:style-name="T29">Eventually Go and Python might be interesting.</text:span> It <text:span text:style-name="T28">uses Avahi on Linux (tested with Ubuntu 16.4, CentOS 7.4 and on my Raspberry Pi 3). On OSX and Windows there are plans to use mDNSResponder.</text:span></text:p>
      <text:list xml:id="list934179160683562894" text:style-name="L1">
        <text:list-item>
          <text:p text:style-name="P12">Download or clone this repository</text:p>
        </text:list-item>
        <text:list-item>
          <text:p text:style-name="P12">Change dir into <text:span text:style-name="T6">Host-C</text:span> and run <text:span text:style-name="T4">make</text:span></text:p>
        </text:list-item>
        <text:list-item>
          <text:p text:style-name="P14">For user installation run <text:span text:style-name="T4">make </text:span><text:span text:style-name="T5">local</text:span> (does not require root privileges)</text:p>
        </text:list-item>
        <text:list-item>
          <text:p text:style-name="P14">For system wide installation run <text:span text:style-name="T5">sudo m</text:span><text:span text:style-name="T4">ake </text:span><text:span text:style-name="T5">system</text:span> (requires root privileges)</text:p>
        </text:list-item>
      </text:list>
      <text:p text:style-name="P7">The steps 3 and 4 also install the manifest used by Firefox (and also the one for Chrome) in the standard location.</text:p>
      <text:p text:style-name="P11"><text:span text:style-name="T17">If Avahi ist available, the answers usually </text:span><text:span text:style-name="T20">come in</text:span><text:span text:style-name="T17"> immediately, because the </text:span><text:span text:style-name="T14">avahi‑daemon</text:span><text:span text:style-name="T17"> maintains current state. Otherwise</text:span><text:span text:style-name="T18"> the program waits for 3 seconds and </text:span><text:soft-page-break/><text:span text:style-name="T18">returns all collected answers. </text:span><text:span text:style-name="T17">So far, I have not been able to use </text:span><text:span text:style-name="T19">c</text:span><text:span text:style-name="T17">onnection-based messaging, only </text:span>connectionless<text:span text:style-name="T17">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17">https://discourse.mozilla.org/t/connection-based-native-messaging-doesnt-work-in-popups/17185</text:span></text:a></text:p>
      <text:p text:style-name="P9">The C program sends Log output to <text:span text:style-name="T30">/</text:span><text:span text:style-name="T31">tmp/zeroconf_lookup.log</text:span>. By means of a config file it is possible to send also <text:span text:style-name="T15">DEBUG</text:span> messages. <text:span text:style-name="T16">See below for configuring. Since this logfile will be overwritten by every invocation, it will not grow.</text:span></text:p>
      <text:h text:style-name="Heading_20_3" text:outline-level="3">Configuration</text:h>
      <text:p text:style-name="P10">Firefox always calls the application without command line parameters. There are variables that can be changed, and <text:span text:style-name="T4">zeroconf_lookup</text:span> checks for them in several standard locations. The first one found is used, so locations cannot be mixed.</text:p>
      <text:p text:style-name="P10">The variables and their default value are:</text:p>
      <text:p text:style-name="P15"><text:span text:style-name="T22">[</text:span><text:span text:style-name="T21">to be added]</text:span></text:p>
      <text:h text:style-name="Heading_20_2" text:outline-level="2">Installation – Firefox <text:s/><text:span text:style-name="T9">WebExtension</text:span></text:h>
      <text:p text:style-name="P8"><text:span text:style-name="T9">The extension </text:span><text:span text:style-name="T12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2">https://addons.mozilla.org/en-US/firefox/addon/railduino-zeroconf-lookup/</text:span></text:a><text:span text:style-name="T12"> and has been approved by the Firefox add-ons Team. It can also be installed in debugging mode from the Git repository</text:span><text:span text:style-name="T10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10">https://developer.mozilla.org/en-US/Add-ons/WebExtensions/WebExtensions_and_the_Add-on_ID#Basic_workflow_with_no_add-on_ID</text:span></text:a><text:span text:style-name="T10"> for an explanation ho</text:span><text:span text:style-name="T11">w</text:span><text:span text:style-name="T10"> to install. </text:span><text:span text:style-name="T11">The Firefox directory within the local copy of the repository is the location that needs to be loaded. The manifest there includes the path that has been setup with the </text:span><text:span text:style-name="T7">mak</text:span><text:span text:style-name="T8">e local / make system</text:span><text:span text:style-name="T11"> comm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12T13:01:19.181231202</dc:date>
    <meta:editing-duration>PT1H30M2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524" meta:character-count="3558" meta:non-whitespace-character-count="3062"/>
  </office:meta>
</office:document-meta>
</file>